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Index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Index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>
      <style:paragraph-properties fo:margin-left="0.4925in" fo:margin-right="0in" fo:text-indent="0in" style:auto-text-indent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rm" fo:country="none"/>
    </style:style>
    <style:style style:name="T9" style:family="text">
      <style:text-properties fo:language="rm" fo:country="none"/>
    </style:style>
    <style:style style:name="T10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ar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Text_20_body">TEXT IN ENGLISH. <text:span text:style-name="T9">TEXTE EN RHEATO-ROMANCES.</text:span></text:p>
      <text:h text:style-name="Heading_20_2" text:outline-level="2">HEADING 2</text:h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  ]=3, [			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text:p text:style-name="Footnote">SECOND PARAGRAPH OF THE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>&lt;=LT, &gt;=GT, "=QUOT, &amp;=AMP, '=APOS, {=OPENCB, }=CLOSECB, \=BSLASH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of the Document</text:title>, AUTHOR=<text:initial-creator/>.</text:p>
      <text:p text:style-name="Standard">PARAGRAPH WITH NBSP= , NBHYPHEN=‑, OPTIONAL-HYPHEN=­.</text:p>
      <text:p text:style-name="Standard">PARGARAPH WITH A NOTE [<office:annotation><dc:date>2008-10-04T00:00:00.21</dc:date><text:p>TEXT OF THE NOTE</text:p><text:p/></office:annotation>].</text:p>
      <text:list xml:id="list34613899" text:style-name="L1">
        <text:list-item>
          <text:p text:style-name="P7">LIST ITEM 1<office:annotation><dc:creator>Yves Savourel</dc:creator><dc:date>2008-10-14T13:39:25.29</dc:date><text:p text:style-name="P9"><text:span text:style-name="T10">AND HERE GOES A SECOND NOTE. A LONG COMMENT WITH FORMATTING LIKE </text:span><text:span text:style-name="T11">BOLD</text:span><text:span text:style-name="T10">, AND </text:span><text:span text:style-name="T12">MORE</text:span><text:span text:style-name="T10">.</text:span></text:p><text:p text:style-name="P9"><text:span text:style-name="T10">LIKE SEVERAL PARAGRAPHS.</text:span></text:p></office:annotation></text:p>
        </text:list-item>
        <text:list-item>
          <text:p text:style-name="P7">LIST ITEM 2</text:p>
        </text:list-item>
      </text:list>
      <text:list xml:id="list34609794" text:style-name="L2">
        <text:list-item>
          <text:p text:style-name="P8">SUB-ITEM 1</text:p>
        </text:list-item>
        <text:list-item>
          <text:p text:style-name="P8">SUB-ITEM 2</text:p>
        </text:list-item>
      </text:list>
      <text:p text:style-name="P1">ONE MORE PARAGRAPH.</text:p>
      <text:p text:style-name="P1">PARGARPAH WITH A <office:annotation><dc:creator>Yves Savourel</dc:creator><dc:date>2008-12-25T12:14:14.35</dc:date><text:p text:style-name="P9"><text:span text:style-name="T10">TEXT OF THE NOTE ON THE RANGE.</text:span></text:p></office:annotation>NOTE ON A RANGE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PARAGRAPH WITH AN INDEX <text:alphabetical-index-mark-start text:id="IMark172164736" text:key1="Key1 text" text:key2="Key2 text"/>MARKER<text:alphabetical-index-mark-end text:id="IMark172164736"/>.</text:p>
      <text:p text:style-name="Standard">IMAGE: 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text:soft-page-break/></text:p>
      <text:p text:style-name="Standard"/>
      <text:p text:style-name="Standard">PARAGRAPH WITH REFERENCE: [<text:user-defined text:name="Info 1">Info 1 text</text:user-defined>] AND [<text:title>Title of the Document</text:title>], [<text:description>Comments</text:description>], [<text:creation-time style:data-style-name="N43">06:12:24 AM</text:creation-time>], [<text:keywords>Keyword text</text:keywords>], [<text:subject>Subject text</text:subject>], [<text:variable-set text:name="Var1" office:value-type="string">VALUE OF VAR1</text:variable-set>]</text:p>
      <text:p text:style-name="Standard"/>
      <text:p text:style-name="Standard">BELOW IS THE INDEX AND THE TABLE OF CONTENT:</text:p>
      <text:table-of-content text:style-name="Sect1" text:protected="true" text:name="Table of Contents1">
        <text:table-of-content-source text:outline-level="10">
          <text:index-title-template text:style-name="Contents_20_Heading">TITLE OF THE 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ITLE OF THE TABLE OF CONTENTS</text:p>
          </text:index-title>
          <text:p text:style-name="P3">HEADING 1	1</text:p>
          <text:p text:style-name="P2">HEADING 2	1</text:p>
        </text:index-body>
      </text:table-of-content>
      <text:p text:style-name="Standard"/>
      <text:alphabetical-index text:style-name="Sect1" text:protected="true" text:name="Alphabetical Index1">
        <text:alphabetical-index-source text:sort-algorithm="alphanumeric" fo:language="en" fo:country="US">
          <text:index-title-template text:style-name="Index_20_Heading">TITLE OF THE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Index_20_Heading">TITLE OF THE ALPHABETICAL INDEX</text:p>
          </text:index-title>
          <text:p text:style-name="P4">KEY1 TEXT	</text:p>
          <text:p text:style-name="P6">KEY2 TEXT	</text:p>
          <text:p text:style-name="P5">MARKER	1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9-01-09T14:52:57.98</dc:date>
    <meta:keyword>KEYWORD TEXT</meta:keyword>
    <dc:language>en-US</dc:language>
    <meta:editing-cycles>30</meta:editing-cycles>
    <meta:editing-duration>PT00H45M06S</meta:editing-duration>
    <dc:creator>Yves Savourel</dc:creator>
    <meta:document-statistic meta:table-count="1" meta:image-count="1" meta:object-count="0" meta:page-count="2" meta:paragraph-count="41" meta:word-count="208" meta:character-count="1231"/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